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da43" officeooo:paragraph-rsid="0012da43"/>
    </style:style>
    <style:style style:name="P2" style:family="paragraph" style:parent-style-name="Standard">
      <style:text-properties officeooo:rsid="0012da43" officeooo:paragraph-rsid="00159c0b"/>
    </style:style>
    <style:style style:name="P3" style:family="paragraph" style:parent-style-name="Standard">
      <style:paragraph-properties fo:break-before="page"/>
      <style:text-properties officeooo:rsid="0012da43" officeooo:paragraph-rsid="0012da43"/>
    </style:style>
    <style:style style:name="T1" style:family="text">
      <style:text-properties officeooo:rsid="001511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: COMP 406 SEMINAR</text:p>
      <text:p text:style-name="P1">COURSE : BSC (COMPUTER SCIENCE)</text:p>
      <text:p text:style-name="P1">NAME : VICTOR NGULI JOSEPH</text:p>
      <text:p text:style-name="P1">REGISTRATION NUMBER : EB1/21493/15</text:p>
      <text:p text:style-name="P1">SUPERVISOR : <text:span text:style-name="T1">KENNETH </text:span>OTULA</text:p>
      <text:p text:style-name="P1">TITLE : BIOMETRIC AUTHENTICATION IN ELECTRONIC PAYMENTS AND TRANSACTIONS</text:p>
      <text:p text:style-name="P1"/>
      <text:p text:style-name="P3">INTRODUCTION</text:p>
      <text:p text:style-name="P1"/>
      <text:p text:style-name="P1">Payment processing has long been the weakest link in the transaction processing cycle of a</text:p>
      <text:p text:style-name="P1">typical online business. Despite the advancement in technologies for e-commence applications,</text:p>
      <text:p text:style-name="P1">payment related activities have been the sources of major breach and security concerns. As fraud</text:p>
      <text:p text:style-name="P1">continues to increase every year, many financial institutions are looking for possible solutions to</text:p>
      <text:p text:style-name="P1">this problem. Among those new technologies for dealing with payment processing, biometric</text:p>
      <text:p text:style-name="P1">payment technology has recently attracted more and more attention as a viable solution to</text:p>
      <text:p text:style-name="P1">decrease identity theft.</text:p>
      <text:p text:style-name="P1"/>
      <text:p text:style-name="P1">Although, the technology has become mature and can actually support applications in the real</text:p>
      <text:p text:style-name="P1">world, not all organizations have implemented the newly invented biometric payment technology</text:p>
      <text:p text:style-name="P1">to their organization. Why wouldn’t an organization incorporate this technology in their</text:p>
      <text:p text:style-name="P1">business that could save that company thousands of dollars every year, especially in the United</text:p>
      <text:p text:style-name="P1">States – a country full of convenient technologies and services? In this study, a study will be</text:p>
      <text:p text:style-name="P1">conducted to investigate into reasons why some organizations are still hesitant to incorporate this</text:p>
      <text:p text:style-name="P1">system into their everyday lives.</text:p>
      <text:p text:style-name="P3">BACKGROUND STUDY</text:p>
      <text:p text:style-name="P1"/>
      <text:p text:style-name="P1">Biometric systems may be defined as the “automated methods of verifying or recognizing a</text:p>
      <text:p text:style-name="P1">living person on the basis of some physiological characteristics, such as fingerprint or iris</text:p>
      <text:p text:style-name="P1">patterns, or some aspects of behavior, such as handwriting or keystroke patterns (Jamieson and</text:p>
      <text:p text:style-name="P2">Stephens, 2007).” </text:p>
      <text:p text:style-name="P2">There are two types of biometric technology, namely physiological and behavioral biometric technology. Physiological biometrics involves physical characteristics such</text:p>
      <text:p text:style-name="P1">as facial features and fingerprint, eye, and hand patterns. Behavioral biometrics recognizes the</text:p>
      <text:p text:style-name="P1">voice and signature patterns. In this study, the focus is on the physiological biometrics which</text:p>
      <text:p text:style-name="P1">involves the fingerprint as a method of payment for the items purchased in the store.</text:p>
      <text:p text:style-name="P1">Biometric technology has been around for a very long time, mostly used in high security places</text:p>
      <text:p text:style-name="P1">such as the police department and the government. As people get more comfortable with this</text:p>
      <text:p text:style-name="P1">new technology, there will be more people who are willing to accept biometric payment</text:p>
      <text:p text:style-name="P1">technology as part of their world of convenience (Kuykendall, 2004). According to Biometric</text:p>
      <text:p text:style-name="P1">Group, a New York research company, biometric payment companies processed $33.8 million of</text:p>
      <text:p text:style-name="P1">revenues in 2004 and estimates by 2008 that it will grow to $243 million (Cuneo, 2004).</text:p>
      <text:p text:style-name="P1">Biometric payment technology eliminates the need to carry around cash, checks, credit cards, etc</text:p>
      <text:p text:style-name="P1">(Down, 2005). It is so far the most cost effective biometric method. Iris scanning is expensive</text:p>
      <text:p text:style-name="P1">and voice technology might not work in noisy stores or if that person has a cold (Halpherin,</text:p>
      <text:p text:style-name="P1">2006). All the customers would have to do it scan their fingerprint at the point-of-sale and the</text:p>
      <text:p text:style-name="P1">transaction is finished. The enrollment process involves only a couple of minutes of the</text:p>
      <text:p text:style-name="P1">customer’s time. All they have to do is scan their fingerprint, enter a pin number or code, and</text:p>
      <text:p text:style-name="P1">enter the credit and debit card information (Down, 2005). The system then transforms points of</text:p>
      <text:p text:style-name="P1">the fingerprint into a mathematical formula so the full image of the fingerprint is not actually</text:p>
      <text:p text:style-name="P1">stored in the system preventing hackers from stealing the fingerprint. And when the customer</text:p>
      <text:p text:style-name="P1">visits the supermarket and wishes to use the biometric payment to complete their transaction,</text:p>
      <text:p text:style-name="P1">they just have to scan their fingerprint, enter their code number and choose which debit or credit</text:p>
      <text:p text:style-name="P1">card they want to use and the transaction is complete after a matter of a few seconds (Maney,</text:p>
      <text:p text:style-name="P1">2003).</text:p>
      <text:p text:style-name="P1">Some advantages to this new technology for users are ease of use, convenience, and it also helps</text:p>
      <text:p text:style-name="P1">prevent identity theft by not carrying around credit cards or worst losing a credit card. College</text:p>
      <text:p text:style-name="P1">students are most likely to try this new technology first because they are curious of new devices</text:p>
      <text:p text:style-name="P1">(Embrey, 2003). Pay by Touch, a biometric payment company, states the biggest advantage to</text:p>
      <text:p text:style-name="P1">their system is the quickness in speed at the checkout lanes (McCarthy, 2005).</text:p>
      <text:p text:style-name="P1">Advantages for the merchants are reduction in processing fees for the company and a reduction</text:p>
      <text:p text:style-name="P1">in charge-backs from the customers (Cuneo, 2004). They also can keep track of their loyal</text:p>
      <text:p text:style-name="P1">customers using the biometric payment system so they can mail coupons and discounts to their</text:p>
      <text:p text:style-name="P1">faithful customers (Gentry, 2007). Others use biometrics for identification purposes when</text:p>
      <text:p text:style-name="P1">customers are cashing in their paychecks. This decreases the amount of fraudulent checks for the</text:p>
      <text:p text:style-name="P1">merchant (McCarthy, 2005). Acquiring the biometric technology is relatively inexpensive,</text:p>
      <text:p text:style-name="P1">according to Pay by Touch’s Vice President Jon Siegel, the device can be purchased for less than</text:p>
      <text:p text:style-name="P1">$30 (Pay by Touch, 2006).</text:p>
      <text:p text:style-name="P1">1062Another benefit for the merchant and the consumer when using the biometric payment option is</text:p>
      <text:p text:style-name="P1">age-restricted items are automatically cleared because the information about the legal age</text:p>
      <text:p text:style-name="P1">consumer is already in the system and the user does not have to show identification to purchase</text:p>
      <text:p text:style-name="P1">those products (Embrey, 2003). Biometric payment technology protects the purchaser by not</text:p>
      <text:p text:style-name="P1">handing over personal sensitive information to the cashiers (Hopkins, 2005). Shown below is a</text:p>
      <text:p text:style-name="P1">process the biometric system goes through in order to identify and validate the current person</text:p>
      <text:p text:style-name="P1">using the technolog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1:45.905022288</meta:creation-date>
    <dc:date>2019-02-20T16:43:21.060505160</dc:date>
    <meta:editing-duration>PT21M4S</meta:editing-duration>
    <meta:editing-cycles>1</meta:editing-cycles>
    <meta:document-statistic meta:table-count="0" meta:image-count="0" meta:object-count="0" meta:page-count="3" meta:paragraph-count="69" meta:word-count="859" meta:character-count="5525" meta:non-whitespace-character-count="4733"/>
    <meta:generator>LibreOffice/5.1.6.2$Linux_X86_64 LibreOffice_project/10m0$Build-2</meta:generator>
  </office:meta>
</office:document-meta>
</file>